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9b88c" officeooo:paragraph-rsid="0009b88c"/>
    </style:style>
    <style:style style:name="P2" style:family="paragraph" style:parent-style-name="Standard">
      <style:text-properties officeooo:rsid="0009fbb0" officeooo:paragraph-rsid="0009fbb0"/>
    </style:style>
    <style:style style:name="P3" style:family="paragraph" style:parent-style-name="Standard">
      <style:text-properties officeooo:rsid="000ab6ca" officeooo:paragraph-rsid="000ab6ca"/>
    </style:style>
    <style:style style:name="P4" style:family="paragraph" style:parent-style-name="Standard">
      <style:text-properties officeooo:rsid="000c9924" officeooo:paragraph-rsid="000c9924"/>
    </style:style>
    <style:style style:name="P5" style:family="paragraph" style:parent-style-name="Standard">
      <style:text-properties officeooo:rsid="000defe1" officeooo:paragraph-rsid="000defe1"/>
    </style:style>
    <style:style style:name="P6" style:family="paragraph" style:parent-style-name="Standard">
      <style:text-properties officeooo:rsid="000fed86" officeooo:paragraph-rsid="000fed86"/>
    </style:style>
    <style:style style:name="P7" style:family="paragraph" style:parent-style-name="Standard">
      <style:text-properties officeooo:rsid="00128d42" officeooo:paragraph-rsid="00128d42"/>
    </style:style>
    <style:style style:name="P8" style:family="paragraph" style:parent-style-name="Standard">
      <style:text-properties officeooo:rsid="0013fbbc" officeooo:paragraph-rsid="0013fbbc"/>
    </style:style>
    <style:style style:name="P9" style:family="paragraph" style:parent-style-name="Standard">
      <style:text-properties officeooo:rsid="0015dd19" officeooo:paragraph-rsid="0015dd19"/>
    </style:style>
    <style:style style:name="P10" style:family="paragraph" style:parent-style-name="Standard">
      <style:text-properties officeooo:rsid="0016fe58" officeooo:paragraph-rsid="0016fe58"/>
    </style:style>
    <style:style style:name="P11" style:family="paragraph" style:parent-style-name="Standard">
      <style:text-properties officeooo:rsid="00185a26" officeooo:paragraph-rsid="00185a26"/>
    </style:style>
    <style:style style:name="P12" style:family="paragraph" style:parent-style-name="Standard">
      <style:text-properties officeooo:rsid="001acd0e" officeooo:paragraph-rsid="001acd0e"/>
    </style:style>
    <style:style style:name="P13" style:family="paragraph" style:parent-style-name="Standard">
      <style:text-properties officeooo:rsid="001c9153" officeooo:paragraph-rsid="001c9153"/>
    </style:style>
    <style:style style:name="P14" style:family="paragraph" style:parent-style-name="Standard">
      <style:text-properties officeooo:rsid="001de156" officeooo:paragraph-rsid="001de156"/>
    </style:style>
    <style:style style:name="P15" style:family="paragraph" style:parent-style-name="Standard">
      <style:text-properties officeooo:rsid="0020dfb0" officeooo:paragraph-rsid="0020dfb0"/>
    </style:style>
    <style:style style:name="P16" style:family="paragraph" style:parent-style-name="Standard">
      <style:text-properties officeooo:rsid="00226b15" officeooo:paragraph-rsid="00226b15"/>
    </style:style>
    <style:style style:name="P17" style:family="paragraph" style:parent-style-name="Standard">
      <style:text-properties officeooo:rsid="00231704" officeooo:paragraph-rsid="00231704"/>
    </style:style>
    <style:style style:name="P18" style:family="paragraph" style:parent-style-name="Standard">
      <style:text-properties officeooo:rsid="0023a5f5" officeooo:paragraph-rsid="0023a5f5"/>
    </style:style>
    <style:style style:name="P19" style:family="paragraph" style:parent-style-name="Standard">
      <style:text-properties officeooo:rsid="0025429a" officeooo:paragraph-rsid="0025429a"/>
    </style:style>
    <style:style style:name="P20" style:family="paragraph" style:parent-style-name="Standard">
      <style:text-properties officeooo:rsid="0026e984" officeooo:paragraph-rsid="0026e984"/>
    </style:style>
    <style:style style:name="P21" style:family="paragraph" style:parent-style-name="Standard">
      <style:text-properties officeooo:rsid="0027b6ea" officeooo:paragraph-rsid="0027b6ea"/>
    </style:style>
    <style:style style:name="P22" style:family="paragraph" style:parent-style-name="Standard">
      <style:text-properties officeooo:rsid="002a33d4" officeooo:paragraph-rsid="002a33d4"/>
    </style:style>
    <style:style style:name="P23" style:family="paragraph" style:parent-style-name="Standard">
      <style:text-properties officeooo:rsid="002ca1a6" officeooo:paragraph-rsid="002ca1a6"/>
    </style:style>
    <style:style style:name="P24" style:family="paragraph" style:parent-style-name="Standard">
      <style:text-properties officeooo:rsid="002d29d3" officeooo:paragraph-rsid="002d29d3"/>
    </style:style>
    <style:style style:name="P25" style:family="paragraph" style:parent-style-name="Standard">
      <style:text-properties officeooo:rsid="002f02df" officeooo:paragraph-rsid="002f02df"/>
    </style:style>
    <style:style style:name="P26" style:family="paragraph" style:parent-style-name="Standard">
      <style:text-properties officeooo:rsid="0031c3bf" officeooo:paragraph-rsid="0031c3bf"/>
    </style:style>
    <style:style style:name="P27" style:family="paragraph" style:parent-style-name="Standard">
      <style:text-properties officeooo:rsid="0031f6c8" officeooo:paragraph-rsid="0031f6c8"/>
    </style:style>
    <style:style style:name="P28" style:family="paragraph" style:parent-style-name="Standard">
      <style:text-properties officeooo:rsid="0033c0af" officeooo:paragraph-rsid="0033c0af"/>
    </style:style>
    <style:style style:name="P29" style:family="paragraph" style:parent-style-name="Standard">
      <style:text-properties officeooo:rsid="0035d239" officeooo:paragraph-rsid="0035d239"/>
    </style:style>
    <style:style style:name="P30" style:family="paragraph" style:parent-style-name="Standard">
      <style:text-properties officeooo:rsid="0038842b" officeooo:paragraph-rsid="0038842b"/>
    </style:style>
    <style:style style:name="P31" style:family="paragraph" style:parent-style-name="Standard">
      <style:text-properties officeooo:rsid="003a3627" officeooo:paragraph-rsid="003a3627"/>
    </style:style>
    <style:style style:name="P32" style:family="paragraph" style:parent-style-name="Standard">
      <style:text-properties officeooo:rsid="003a8524" officeooo:paragraph-rsid="003a8524"/>
    </style:style>
    <style:style style:name="P33" style:family="paragraph" style:parent-style-name="Standard">
      <style:text-properties officeooo:rsid="003c0c47" officeooo:paragraph-rsid="003c0c47"/>
    </style:style>
    <style:style style:name="P34" style:family="paragraph" style:parent-style-name="Standard">
      <style:text-properties officeooo:rsid="003d6bc4" officeooo:paragraph-rsid="003d6bc4"/>
    </style:style>
    <style:style style:name="P35" style:family="paragraph" style:parent-style-name="Standard">
      <style:text-properties officeooo:rsid="003da25f" officeooo:paragraph-rsid="003da25f"/>
    </style:style>
    <style:style style:name="P36" style:family="paragraph" style:parent-style-name="Standard">
      <style:text-properties officeooo:rsid="003f490e" officeooo:paragraph-rsid="003f490e"/>
    </style:style>
    <style:style style:name="P37" style:family="paragraph" style:parent-style-name="Standard">
      <style:text-properties officeooo:rsid="004367a3" officeooo:paragraph-rsid="004367a3"/>
    </style:style>
    <style:style style:name="P38" style:family="paragraph" style:parent-style-name="Standard">
      <style:text-properties officeooo:rsid="00455da7" officeooo:paragraph-rsid="00455da7"/>
    </style:style>
    <style:style style:name="P39" style:family="paragraph" style:parent-style-name="Standard">
      <style:text-properties officeooo:rsid="0047d4cf" officeooo:paragraph-rsid="0047d4cf"/>
    </style:style>
    <style:style style:name="P40" style:family="paragraph" style:parent-style-name="Standard">
      <style:text-properties officeooo:rsid="0049d9da" officeooo:paragraph-rsid="0049d9da"/>
    </style:style>
    <style:style style:name="P41" style:family="paragraph" style:parent-style-name="Standard">
      <style:text-properties officeooo:rsid="004cfadc" officeooo:paragraph-rsid="004cfadc"/>
    </style:style>
    <style:style style:name="P42" style:family="paragraph" style:parent-style-name="Standard">
      <style:text-properties officeooo:rsid="004e0d25" officeooo:paragraph-rsid="004e0d25"/>
    </style:style>
    <style:style style:name="P43" style:family="paragraph" style:parent-style-name="Standard">
      <style:text-properties officeooo:rsid="004f1e61" officeooo:paragraph-rsid="004f1e61"/>
    </style:style>
    <style:style style:name="P44" style:family="paragraph" style:parent-style-name="Standard">
      <style:text-properties officeooo:rsid="00502e51" officeooo:paragraph-rsid="00502e51"/>
    </style:style>
    <style:style style:name="P45" style:family="paragraph" style:parent-style-name="Standard">
      <style:text-properties officeooo:rsid="00534748" officeooo:paragraph-rsid="00534748"/>
    </style:style>
    <style:style style:name="P46" style:family="paragraph" style:parent-style-name="Standard">
      <style:text-properties officeooo:rsid="0054380b" officeooo:paragraph-rsid="0054380b"/>
    </style:style>
    <style:style style:name="P47" style:family="paragraph" style:parent-style-name="Standard">
      <style:text-properties officeooo:rsid="0055c83d" officeooo:paragraph-rsid="0055c83d"/>
    </style:style>
    <style:style style:name="P48" style:family="paragraph" style:parent-style-name="Standard">
      <style:text-properties officeooo:rsid="00561394" officeooo:paragraph-rsid="00561394"/>
    </style:style>
    <style:style style:name="P49" style:family="paragraph" style:parent-style-name="Standard">
      <style:text-properties officeooo:rsid="00565569" officeooo:paragraph-rsid="00565569"/>
    </style:style>
    <style:style style:name="P50" style:family="paragraph" style:parent-style-name="Standard">
      <style:text-properties officeooo:rsid="00594180" officeooo:paragraph-rsid="00594180"/>
    </style:style>
    <style:style style:name="P51" style:family="paragraph" style:parent-style-name="Standard">
      <style:text-properties officeooo:rsid="0059c0dd" officeooo:paragraph-rsid="0059c0dd"/>
    </style:style>
    <style:style style:name="P52" style:family="paragraph" style:parent-style-name="Standard">
      <style:text-properties officeooo:rsid="005a50fe" officeooo:paragraph-rsid="005a50fe"/>
    </style:style>
    <style:style style:name="P53" style:family="paragraph" style:parent-style-name="Standard">
      <style:text-properties officeooo:rsid="005dab68" officeooo:paragraph-rsid="005dab68"/>
    </style:style>
    <style:style style:name="P54" style:family="paragraph" style:parent-style-name="Standard">
      <style:text-properties officeooo:rsid="005e2cc8" officeooo:paragraph-rsid="005e2cc8"/>
    </style:style>
    <style:style style:name="P55" style:family="paragraph" style:parent-style-name="Standard">
      <style:text-properties officeooo:rsid="0060e6bc" officeooo:paragraph-rsid="0060e6bc"/>
    </style:style>
    <style:style style:name="P56" style:family="paragraph" style:parent-style-name="Standard">
      <style:text-properties officeooo:rsid="00617a68" officeooo:paragraph-rsid="00617a68"/>
    </style:style>
    <style:style style:name="P57" style:family="paragraph" style:parent-style-name="Standard">
      <style:text-properties officeooo:rsid="0065632c" officeooo:paragraph-rsid="0065632c"/>
    </style:style>
    <style:style style:name="P58" style:family="paragraph" style:parent-style-name="Standard">
      <style:text-properties officeooo:rsid="0066247f" officeooo:paragraph-rsid="0066247f"/>
    </style:style>
    <style:style style:name="P59" style:family="paragraph" style:parent-style-name="Standard">
      <style:text-properties officeooo:rsid="006689e7" officeooo:paragraph-rsid="006689e7"/>
    </style:style>
    <style:style style:name="P60" style:family="paragraph" style:parent-style-name="Standard">
      <style:text-properties officeooo:rsid="00680371" officeooo:paragraph-rsid="00680371"/>
    </style:style>
    <style:style style:name="P61" style:family="paragraph" style:parent-style-name="Standard">
      <style:text-properties officeooo:rsid="006d5212" officeooo:paragraph-rsid="006d5212"/>
    </style:style>
    <style:style style:name="P62" style:family="paragraph" style:parent-style-name="Standard">
      <style:text-properties officeooo:rsid="006db475" officeooo:paragraph-rsid="006db475"/>
    </style:style>
    <style:style style:name="P63" style:family="paragraph" style:parent-style-name="Standard">
      <style:text-properties officeooo:rsid="006f1a1e" officeooo:paragraph-rsid="006f1a1e"/>
    </style:style>
    <style:style style:name="P64" style:family="paragraph" style:parent-style-name="Standard">
      <style:text-properties officeooo:rsid="00715c70" officeooo:paragraph-rsid="00715c70"/>
    </style:style>
    <style:style style:name="P65" style:family="paragraph" style:parent-style-name="Standard">
      <style:text-properties officeooo:rsid="0072c810" officeooo:paragraph-rsid="0072c810"/>
    </style:style>
    <style:style style:name="P66" style:family="paragraph" style:parent-style-name="Standard">
      <style:text-properties officeooo:rsid="00748ae9" officeooo:paragraph-rsid="00748ae9"/>
    </style:style>
    <style:style style:name="P67" style:family="paragraph" style:parent-style-name="Standard">
      <style:text-properties officeooo:rsid="0074c59b" officeooo:paragraph-rsid="0074c59b"/>
    </style:style>
    <style:style style:name="P68" style:family="paragraph" style:parent-style-name="Standard">
      <style:text-properties officeooo:rsid="007511ce" officeooo:paragraph-rsid="007511ce"/>
    </style:style>
    <style:style style:name="P69" style:family="paragraph" style:parent-style-name="Standard">
      <style:text-properties officeooo:rsid="007661dc" officeooo:paragraph-rsid="007661dc"/>
    </style:style>
    <style:style style:name="P70" style:family="paragraph" style:parent-style-name="Standard">
      <style:text-properties officeooo:rsid="0077fe74" officeooo:paragraph-rsid="0077fe74"/>
    </style:style>
    <style:style style:name="P71" style:family="paragraph" style:parent-style-name="Standard">
      <style:text-properties officeooo:rsid="00795699" officeooo:paragraph-rsid="00795699"/>
    </style:style>
    <style:style style:name="P72" style:family="paragraph" style:parent-style-name="Standard">
      <style:text-properties officeooo:rsid="004949b4" officeooo:paragraph-rsid="004949b4"/>
    </style:style>
    <style:style style:name="T1" style:family="text">
      <style:text-properties officeooo:rsid="0011225d"/>
    </style:style>
    <style:style style:name="T2" style:family="text">
      <style:text-properties officeooo:rsid="00128fd5"/>
    </style:style>
    <style:style style:name="T3" style:family="text">
      <style:text-properties style:text-position="super 58%"/>
    </style:style>
    <style:style style:name="T4" style:family="text">
      <style:text-properties officeooo:rsid="00144d4b"/>
    </style:style>
    <style:style style:name="T5" style:family="text">
      <style:text-properties officeooo:rsid="001712d8"/>
    </style:style>
    <style:style style:name="T6" style:family="text">
      <style:text-properties officeooo:rsid="001a3fd7"/>
    </style:style>
    <style:style style:name="T7" style:family="text">
      <style:text-properties officeooo:rsid="001f2a82"/>
    </style:style>
    <style:style style:name="T8" style:family="text">
      <style:text-properties officeooo:rsid="00231704"/>
    </style:style>
    <style:style style:name="T9" style:family="text">
      <style:text-properties officeooo:rsid="00245ff9"/>
    </style:style>
    <style:style style:name="T10" style:family="text">
      <style:text-properties officeooo:rsid="002548c1"/>
    </style:style>
    <style:style style:name="T11" style:family="text">
      <style:text-properties officeooo:rsid="0028fa35"/>
    </style:style>
    <style:style style:name="T12" style:family="text">
      <style:text-properties officeooo:rsid="002a69dc"/>
    </style:style>
    <style:style style:name="T13" style:family="text">
      <style:text-properties officeooo:rsid="002c4dcc"/>
    </style:style>
    <style:style style:name="T14" style:family="text">
      <style:text-properties officeooo:rsid="002edaba"/>
    </style:style>
    <style:style style:name="T15" style:family="text">
      <style:text-properties officeooo:rsid="00308fb2"/>
    </style:style>
    <style:style style:name="T16" style:family="text">
      <style:text-properties officeooo:rsid="003456bd"/>
    </style:style>
    <style:style style:name="T17" style:family="text">
      <style:text-properties officeooo:rsid="00373f92"/>
    </style:style>
    <style:style style:name="T18" style:family="text">
      <style:text-properties officeooo:rsid="00395d6e"/>
    </style:style>
    <style:style style:name="T19" style:family="text">
      <style:text-properties officeooo:rsid="003a7a60"/>
    </style:style>
    <style:style style:name="T20" style:family="text">
      <style:text-properties officeooo:rsid="003ce584"/>
    </style:style>
    <style:style style:name="T21" style:family="text">
      <style:text-properties officeooo:rsid="00418ede"/>
    </style:style>
    <style:style style:name="T22" style:family="text">
      <style:text-properties officeooo:rsid="0043c8a9"/>
    </style:style>
    <style:style style:name="T23" style:family="text">
      <style:text-properties officeooo:rsid="00453bee"/>
    </style:style>
    <style:style style:name="T24" style:family="text">
      <style:text-properties officeooo:rsid="0045cfce"/>
    </style:style>
    <style:style style:name="T25" style:family="text">
      <style:text-properties officeooo:rsid="00474a16"/>
    </style:style>
    <style:style style:name="T26" style:family="text">
      <style:text-properties officeooo:rsid="004ba34e"/>
    </style:style>
    <style:style style:name="T27" style:family="text">
      <style:text-properties officeooo:rsid="00518190"/>
    </style:style>
    <style:style style:name="T28" style:family="text">
      <style:text-properties officeooo:rsid="00577fa4"/>
    </style:style>
    <style:style style:name="T29" style:family="text">
      <style:text-properties officeooo:rsid="005b382d"/>
    </style:style>
    <style:style style:name="T30" style:family="text">
      <style:text-properties officeooo:rsid="005bfa42"/>
    </style:style>
    <style:style style:name="T31" style:family="text">
      <style:text-properties officeooo:rsid="005db833"/>
    </style:style>
    <style:style style:name="T32" style:family="text">
      <style:text-properties officeooo:rsid="005f5633"/>
    </style:style>
    <style:style style:name="T33" style:family="text">
      <style:text-properties officeooo:rsid="006222c1"/>
    </style:style>
    <style:style style:name="T34" style:family="text">
      <style:text-properties officeooo:rsid="0065f153"/>
    </style:style>
    <style:style style:name="T35" style:family="text">
      <style:text-properties officeooo:rsid="00664b3c"/>
    </style:style>
    <style:style style:name="T36" style:family="text">
      <style:text-properties officeooo:rsid="0066fe33"/>
    </style:style>
    <style:style style:name="T37" style:family="text">
      <style:text-properties officeooo:rsid="0069abd0"/>
    </style:style>
    <style:style style:name="T38" style:family="text">
      <style:text-properties officeooo:rsid="006bf0e2"/>
    </style:style>
    <style:style style:name="T39" style:family="text">
      <style:text-properties officeooo:rsid="00708a06"/>
    </style:style>
    <style:style style:name="T40" style:family="text">
      <style:text-properties officeooo:rsid="00724053"/>
    </style:style>
    <style:style style:name="T41" style:family="text">
      <style:text-properties officeooo:rsid="007b1621"/>
    </style:style>
    <style:style style:name="T42" style:family="text">
      <style:text-properties officeooo:rsid="007b5d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va Country, Geneva Nation. <text:s/>The plane landed at Geneva. The plane landed at Geneva. </text:p>
      <text:p text:style-name="P2">Cyprus Country, Cyprus Nation. The joy turned to tragedy during his years in Cyprus. The joy turned to tragedy during his years in Cyprus. </text:p>
      <text:p text:style-name="P3">From Stone Age to AI Era, From Stone Age to AI Era.</text:p>
      <text:p text:style-name="P4">A brief history of information networks from Stone Age to AI Era.</text:p>
      <text:p text:style-name="P5">Pseudonym, She writes under a pseudonym. Shell is the pseudonym, my real name is.</text:p>
      <text:p text:style-name="P6">Gray level image to pseudo color transform. <text:span text:style-name="T1">Pseudo color image. </text:span></text:p>
      <text:p text:style-name="P7"><text:span text:style-name="T2">Impulse shopping, </text:span>Impulse buying, impulse buying is the 1<text:span text:style-name="T3">st</text:span> priority <text:span text:style-name="T2">why</text:span> you regret your credit card bill. </text:p>
      <text:p text:style-name="P8">Abduct, abducted, abduction. Kidnappers abducted the child from a playground. <text:span text:style-name="T4">The company director was abducted from his car by terrorists. </text:span></text:p>
      <text:p text:style-name="P9">Pick and Place X Y coordinate files for PCB assembly. <text:s/>Pick and Place X y coordinate files for PCB assembly. </text:p>
      <text:p text:style-name="P9">Healthy liver versus fatty liver, non-alcoholic fatty liver disease.</text:p>
      <text:p text:style-name="P10">Mid-Autumn Festival, Mid-Autumn Festival. Moon cakes are high in salt and sugar. Moon cakes are high in salt and sugar. <text:s/><text:span text:style-name="T5">We usually eat moon cakes at Mid-Autumn Festival.</text:span></text:p>
      <text:p text:style-name="P11">Chicken feet, chicken feet, how are chicken feet prepared in different cuisines? <text:s/><text:span text:style-name="T6">I’ll take you to China town for dim sum. </text:span></text:p>
      <text:p text:style-name="P12">In the coming hours, in the coming days. Israel bombs Lebanon.</text:p>
      <text:p text:style-name="P13">International tuition fees. International Tuition Fees. <text:s/>Course. Course. </text:p>
      <text:p text:style-name="P14">Bluetooth Stereo Audio System. <text:s/><text:span text:style-name="T7">Bluetooth Stereo Audio System. </text:span></text:p>
      <text:p text:style-name="P15">Facial recognition system. If you jaywalk or run a red light, the facial recognition system will show your face on a public screen. </text:p>
      <text:p text:style-name="P16">Accelerated Brain Aging during the COVID-19 pandemic. <text:s/>Accelerated Brain Aging During the COVID-19 pandemic. <text:s/><text:span text:style-name="T8">The aging process. </text:span></text:p>
      <text:p text:style-name="P17">Parameter adjustment, Servo Parameter Adjustment Method. </text:p>
      <text:p text:style-name="P18">Ladybird, <text:span text:style-name="T9">ladybird, spider, spider, bee, bee, fly, fly, ant, ant, butterfly, butterfly, grasshopper, grasshopper, cockroach, cockroach, dragonfly, dragonfly, mosquito, mosquito. </text:span></text:p>
      <text:p text:style-name="P19">The tire-shaped robot from China patrols streets and deploys tear gas to catch criminals. <text:span text:style-name="T10">The tire-shaped robot from China patrols streets and deploys tear gas to catch criminals.</text:span></text:p>
      <text:p text:style-name="P20">Self-developed products, self-developed software, cutting edge technology, cutting edge technology. </text:p>
      <text:p text:style-name="P21">The <text:span text:style-name="T11">professor</text:span> is leading a cutting edge research project in the field of genetics. </text:p>
      <text:p text:style-name="P22">Vehicle exhaust emission, <text:span text:style-name="T12">how do vehicle exhaust emission affect indoor air quality? <text:s/></text:span><text:span text:style-name="T13">How do vehicle exhaust emission affect indoor air quality?</text:span></text:p>
      <text:p text:style-name="P23">Shell, scallop recipes, What are scallops and how do they taste like? </text:p>
      <text:p text:style-name="P24">Sea lion, leopard seal, sea lion, leopard seal. <text:s/><text:span text:style-name="T14">Sea lion wants the big fish.</text:span></text:p>
      <text:p text:style-name="P25">Are you still working overtime? What is overtime pay. <text:span text:style-name="T15">Can an employer force you to work overtime in Canada? </text:span></text:p>
      <text:p text:style-name="P26">Armenia Country, Armenia Nation. Armenia Country, Armenia Nation. </text:p>
      <text:p text:style-name="P27">Kilowatt, Megawatt, Gigawatt, This photovoltaic cell produces 24 megawatts.</text:p>
      <text:p text:style-name="P28">My child is ill. Fever and flu symptoms. Need to rest at home. Requesting <text:span text:style-name="T16">excused </text:span>absence today. Will return when recovered. Thank you for your understanding. </text:p>
      <text:p text:style-name="P29">It isn’t wise to tell the Iranian nation to surrender. <text:s/><text:span text:style-name="T17">It isn’t wise to tell the Iranian nation to surrender. </text:span></text:p>
      <text:p text:style-name="P30">Sir, could you help me to fix my blender? I have no money. No, this is a business. I don’t give charity. <text:s/><text:span text:style-name="T18">She does a lot of work for charity. Charity organization for children. </text:span></text:p>
      <text:p text:style-name="P31">Gunshot wound, the cause of death is the gunshot wound in the head. <text:span text:style-name="T19">The cause of death is the gunshot wound in the head. </text:span></text:p>
      <text:p text:style-name="P32">Understanding the basic rhythm of music. Understanding the basic rhythm of music. </text:p>
      <text:p text:style-name="P33">After many years of infertility, you can still get pregnant naturally. <text:s/><text:span text:style-name="T20">Pregnant immediately after 1 treatment, infertility treatment pills, no side effect, low cost and quick effect. </text:span></text:p>
      <text:p text:style-name="P34">Never expose your shortcoming to others. Never share your weakness with anyone.</text:p>
      <text:p text:style-name="P35"><text:soft-page-break/>Never expose your shortcoming to others. Never share your weakness to anyone.</text:p>
      <text:p text:style-name="P36">Slogans for 7 districts of Yantai City. <text:s/><text:span text:style-name="T21">How to create a slogan for your business? </text:span></text:p>
      <text:p text:style-name="P37">Followers of Islam are known as Muslims. <text:s/><text:span text:style-name="T22">Iran before the Islamic revolution. <text:s/></text:span><text:span text:style-name="T23">Followers of Islam are known as Muslims. Iran before Islamic Revolution. </text:span></text:p>
      <text:p text:style-name="P38">Trust your intuition. <text:s/><text:span text:style-name="T24">I don’t know why, I just got an intuition that you have been involved in a car accident. <text:s text:c="2"/></text:span><text:span text:style-name="T25">If your intention is, if your intention is . </text:span></text:p>
      <text:p text:style-name="P39">Incredible giant cactus in Mexico desert. Incredible giant cactus in Mexico desert. </text:p>
      <text:p text:style-name="P40">Tweezers, tweezers. <text:s/><text:span text:style-name="T26">Could you pass me the tweezers? Scissors, scissors, could you pass the scissors? </text:span></text:p>
      <text:p text:style-name="P41">The bandwidth is defined as the difference between the higher and lower frequencies. </text:p>
      <text:p text:style-name="P42">The bandwidth is defined as the difference between the higher and lower frequencies. </text:p>
      <text:p text:style-name="P43">Carbon fiber frame, carbon fiber frame bicycle.</text:p>
      <text:p text:style-name="P44">The meat produced from a pig is called pork, bacon and ham. The meat produced from a pig is called pork, bacon and ham. <text:span text:style-name="T27">How to cook bacon in a stove? </text:span></text:p>
      <text:p text:style-name="P45">The miners were trapped when a rock wall collapsed in the gold mine. </text:p>
      <text:p text:style-name="P46">Coal mine, gold mine, burning coal. <text:s/>Burning coal.</text:p>
      <text:p text:style-name="P47">Coconut milk, coconut juice. Coconut milk, coconut juice. </text:p>
      <text:p text:style-name="P48">Payroll, salary, how to create payroll in Excel? <text:s/></text:p>
      <text:p text:style-name="P49">It’s expensive to have two kids in daycare. <text:s/><text:span text:style-name="T28">Do your kids go to preschool or daycare? <text:s/>Their toddlers attend daycare. </text:span></text:p>
      <text:p text:style-name="P50">Hairtail, hairtail, large head hairtail. </text:p>
      <text:p text:style-name="P51">Disregard, disregard. <text:s/>He drives fast to hospital disregard the traffic lights. He drives fast to hospital disregard the traffic lights. </text:p>
      <text:p text:style-name="P52">At lunchtime, there’s a choice between buffet <text:span text:style-name="T29">or</text:span> set menu. <text:s/><text:span text:style-name="T30">At lunchtime, there’s a choice between buffet or set menu. </text:span></text:p>
      <text:p text:style-name="P53">Milk, yogurt, cheese, cow, beef, steak. Meat pork. </text:p>
      <text:p text:style-name="P53">How much is the fare to airport? How much is the fare to airport? <text:s/>Train fairs <text:span text:style-name="T31">are going</text:span> up again. <text:s/><text:span text:style-name="T31">Train fairs are going up again. </text:span></text:p>
      <text:p text:style-name="P54">One year lease. Lease agreement, signing a lease, what renters should expect. </text:p>
      <text:p text:style-name="P54">Can a landlord force a tenant <text:span text:style-name="T32">to </text:span>sign a new lease? </text:p>
      <text:p text:style-name="P55">Rental Property Repairs. Landlord and Tenant responsibilities.</text:p>
      <text:p text:style-name="P56">Set fire, set fire, He intentionally set fire to it. Someone sets fire deliberately. <text:s/><text:span text:style-name="T33">He intentionally set fire to it. Someone sets fire deliberately. </text:span></text:p>
      <text:p text:style-name="P57">My car has broken down. What to do if you car breaks <text:span text:style-name="T34">down </text:span>on highway?</text:p>
      <text:p text:style-name="P58">The whole city submerged quickly in only 2 hours. The whole city submerged quickly in only 2 hours. <text:span text:style-name="T35">The submarine submerged in time to avoid enemy attack. The submarine submerged in time to avoid enemy attack. </text:span></text:p>
      <text:p text:style-name="P59">Buddha, Buddha Hall, Buddhism, Shaolin Temple. <text:s/><text:span text:style-name="T36">This teaching pack gives a brief history of Buddhism.</text:span></text:p>
      <text:p text:style-name="P60">Attention please. All dear passengers. <text:s/><text:span text:style-name="T37">Wish this can grab your attention please. <text:s/></text:span><text:span text:style-name="T38">Can I have your attention please? </text:span></text:p>
      <text:p text:style-name="P61">The gang leader was killed. Gang Leader. </text:p>
      <text:p text:style-name="P62">Copyright Infringement, Software Copyright Infringement Case in India.</text:p>
      <text:p text:style-name="P63">Computer Numerical <text:s/>Control Precision Machining. <text:s/><text:span text:style-name="T39">Computer Numerical Control Precision Machining. </text:span></text:p>
      <text:p text:style-name="P64">How much does it cost to demolish a high rise building? <text:span text:style-name="T40">4 easy ways to demolish a high rise building. </text:span></text:p>
      <text:p text:style-name="P65">Metric Measurement. Kilometer, meter, centimeter, millimeter, micrometer, nanometer.</text:p>
      <text:p text:style-name="P66">Flying a kite, Weifang International Flying Kite Festival.</text:p>
      <text:p text:style-name="P67">What are the three branches of US military? US Navy, Ground Force, Army, Air Force.</text:p>
      <text:p text:style-name="P68">Donald Trump’s Military Parade, Route, Ticket and Time. </text:p>
      <text:p text:style-name="P69">Ship to Kazakhstan, Ship to Kazakhstan. Ship to Kazakhstan.</text:p>
      <text:p text:style-name="P70"><text:soft-page-break/>Digging bamboo shoots are prohibited. It’s well known that bamboo shoots are panda’s diet. </text:p>
      <text:p text:style-name="P71">A communist regime, A communist Regime. A communist Regime. <text:s/><text:span text:style-name="T41">Regime types and effective government. <text:s/></text:span><text:span text:style-name="T42">Regime Types and Effective Government. </text:span></text:p>
      <text:p text:style-name="P71"/>
      <text:p text:style-name="P60"/>
      <text:p text:style-name="P57"/>
      <text:p text:style-name="P53"/>
      <text:p text:style-name="P52"/>
      <text:p text:style-name="P40"/>
      <text:p text:style-name="P40"/>
      <text:p text:style-name="P72"/>
      <text:p text:style-name="P38"/>
      <text:p text:style-name="P38"/>
      <text:p text:style-name="P38"/>
      <text:p text:style-name="P38"/>
      <text:p text:style-name="P33"/>
      <text:p text:style-name="P29"/>
      <text:p text:style-name="P28"/>
      <text:p text:style-name="P13"/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08:39:35.402481928</meta:creation-date>
    <dc:date>2025-08-09T09:54:39.493867031</dc:date>
    <meta:editing-duration>PT1H14M9S</meta:editing-duration>
    <meta:editing-cycles>116</meta:editing-cycles>
    <meta:generator>LibreOffice/24.8.7.2$Linux_X86_64 LibreOffice_project/480$Build-2</meta:generator>
    <meta:document-statistic meta:table-count="0" meta:image-count="0" meta:object-count="0" meta:page-count="3" meta:paragraph-count="74" meta:word-count="1155" meta:character-count="7284" meta:non-whitespace-character-count="6115"/>
  </office:meta>
</office:document-meta>
</file>